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aa61a" draw:textarea-horizontal-align="justify" draw:textarea-vertical-align="middle" draw:auto-grow-height="false" fo:min-height="1.873cm" fo:min-width="3.038cm"/>
    </style:style>
    <style:style style:name="gr3" style:family="graphic" style:parent-style-name="standard">
      <style:graphic-properties draw:stroke="none" svg:stroke-color="#000000" draw:fill="none" draw:fill-color="#ffffff" fo:min-height="1.559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4.391cm" fo:min-width="4.705cm"/>
    </style:style>
    <style:style style:name="gr5" style:family="graphic" style:parent-style-name="standard">
      <style:graphic-properties draw:stroke="none" svg:stroke-color="#000000" draw:fill="none" draw:fill-color="#ffffff" fo:min-height="4.434cm"/>
    </style:style>
    <style:style style:name="gr6" style:family="graphic" style:parent-style-name="objectwithoutfill">
      <style:graphic-properties svg:stroke-width="0.212cm" svg:stroke-color="#0066b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fill-color="#fff450" draw:textarea-horizontal-align="justify" draw:textarea-vertical-align="middle" draw:auto-grow-height="false" fo:min-height="4.391cm" fo:min-width="4.705cm"/>
    </style:style>
    <style:style style:name="P1" style:family="paragraph">
      <style:text-properties style:font-name="MV Boli" fo:font-weight="bold"/>
    </style:style>
    <style:style style:name="P2" style:family="paragraph">
      <loext:graphic-properties draw:fill="none" draw:fill-color="#ffffff"/>
      <style:text-properties style:font-name="MV Boli" fo:font-weight="bold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style:paragraph-properties fo:text-align="center"/>
      <style:text-properties style:font-name="MV Boli"/>
    </style:style>
    <style:style style:name="P5" style:family="paragraph">
      <loext:graphic-properties draw:fill="none" draw:fill-color="#ffffff"/>
      <style:paragraph-properties fo:text-align="center"/>
      <style:text-properties style:font-name="MV Boli"/>
    </style:style>
    <style:style style:name="P6" style:family="paragraph">
      <loext:graphic-properties draw:fill-color="#adc5e7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450"/>
      <style:paragraph-properties fo:text-align="center"/>
    </style:style>
    <style:style style:name="T1" style:family="text">
      <style:text-properties style:font-name="MV Bol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4.6cm" svg:height="1.276cm" svg:x="3.4cm" svg:y="1.8cm">
          <draw:text-box>
            <text:p text:style-name="P1">Administração</text:p>
          </draw:text-box>
        </draw:frame>
        <draw:frame draw:style-name="gr1" draw:text-style-name="P2" draw:layer="layout" svg:width="5.324cm" svg:height="1.276cm" svg:x="29.514cm" svg:y="1.8cm">
          <draw:text-box>
            <text:p text:style-name="P1">Cadastro Animal</text:p>
          </draw:text-box>
        </draw:frame>
        <draw:frame draw:style-name="gr1" draw:text-style-name="P2" draw:layer="layout" svg:width="7.267cm" svg:height="1.276cm" svg:x="45.338cm" svg:y="1.8cm">
          <draw:text-box>
            <text:p text:style-name="P1">Acesso Externo Animal</text:p>
          </draw:text-box>
        </draw:frame>
        <draw:custom-shape draw:style-name="gr2" draw:text-style-name="P3" draw:layer="layout" svg:width="3.538cm" svg:height="2.123cm" svg:x="1.3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23cm" svg:height="2.301cm" svg:x="1.357cm" svg:y="3.757cm">
          <draw:text-box>
            <text:p text:style-name="P4"><text:span text:style-name="T1">Cadastro Usuário</text:span></text:p>
          </draw:text-box>
        </draw:frame>
        <draw:custom-shape draw:style-name="gr2" draw:text-style-name="P3" draw:layer="layout" svg:width="3.538cm" svg:height="2.123cm" svg:x="29.5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23cm" svg:height="2.301cm" svg:x="29.658cm" svg:y="3.757cm">
          <draw:text-box>
            <text:p text:style-name="P4"><text:span text:style-name="T1">Cadastro Animal</text:span></text:p>
          </draw:text-box>
        </draw:frame>
        <draw:custom-shape draw:style-name="gr2" draw:text-style-name="P3" draw:layer="layout" svg:width="3.538cm" svg:height="2.123cm" svg:x="42.5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23cm" svg:height="2.301cm" svg:x="42.658cm" svg:y="3.757cm">
          <draw:text-box>
            <text:p text:style-name="P4"><text:span text:style-name="T1">Acessar Animal</text:span></text:p>
          </draw:text-box>
        </draw:frame>
        <draw:custom-shape draw:style-name="gr4" draw:text-style-name="P6" draw:layer="layout" svg:width="5.205cm" svg:height="4.641cm" svg:x="6.595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6.573cm" svg:y="6.616cm">
          <draw:text-box>
            <text:p text:style-name="P4"><text:span text:style-name="T1">Gerenciar Cadastro de Procedimentos</text:span></text:p>
          </draw:text-box>
        </draw:frame>
        <draw:custom-shape draw:style-name="gr4" draw:text-style-name="P6" draw:layer="layout" svg:width="5.205cm" svg:height="4.641cm" svg:x="1.195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.173cm" svg:y="6.616cm">
          <draw:text-box>
            <text:p text:style-name="P4"><text:span text:style-name="T1">Gerenciar</text:span></text:p>
            <text:p text:style-name="P4"><text:span text:style-name="T1">Usuários</text:span></text:p>
          </draw:text-box>
        </draw:frame>
        <draw:custom-shape draw:style-name="gr4" draw:text-style-name="P6" draw:layer="layout" svg:width="5.205cm" svg:height="4.641cm" svg:x="11.995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1.973cm" svg:y="6.616cm">
          <draw:text-box>
            <text:p text:style-name="P4"><text:span text:style-name="T1">Gerenciar Cadastro de Insumos</text:span></text:p>
          </draw:text-box>
        </draw:frame>
        <draw:custom-shape draw:style-name="gr4" draw:text-style-name="P6" draw:layer="layout" svg:width="5.205cm" svg:height="4.641cm" svg:x="6.596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6.574cm" svg:y="6.616cm">
          <draw:text-box>
            <text:p text:style-name="P4"><text:span text:style-name="T1">Gerenciar Cadastro de Procedimentos</text:span></text:p>
          </draw:text-box>
        </draw:frame>
        <draw:custom-shape draw:style-name="gr4" draw:text-style-name="P6" draw:layer="layout" svg:width="5.205cm" svg:height="4.641cm" svg:x="29.533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29.511cm" svg:y="6.616cm">
          <draw:text-box>
            <text:p text:style-name="P4"><text:span text:style-name="T1">Gerenciar Cadastro de Animais</text:span></text:p>
          </draw:text-box>
        </draw:frame>
        <draw:custom-shape draw:style-name="gr4" draw:text-style-name="P6" draw:layer="layout" svg:width="5.205cm" svg:height="4.641cm" svg:x="34.933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34.911cm" svg:y="6.616cm">
          <draw:text-box>
            <text:p text:style-name="P4"><text:span text:style-name="T1">Gerenciar Atendimentos</text:span></text:p>
          </draw:text-box>
        </draw:frame>
        <draw:custom-shape draw:style-name="gr4" draw:text-style-name="P6" draw:layer="layout" svg:width="5.205cm" svg:height="4.641cm" svg:x="17.395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7.373cm" svg:y="6.616cm">
          <draw:text-box>
            <text:p text:style-name="P4"><text:span text:style-name="T1">Gerenciar Quadro de Horários de Atendimento</text:span></text:p>
          </draw:text-box>
        </draw:frame>
        <draw:custom-shape draw:style-name="gr4" draw:text-style-name="P6" draw:layer="layout" svg:width="5.205cm" svg:height="4.641cm" svg:x="42.46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42.438cm" svg:y="6.616cm">
          <draw:text-box>
            <text:p text:style-name="P4"><text:span text:style-name="T1">Consultar Cadastro do Animal</text:span></text:p>
          </draw:text-box>
        </draw:frame>
        <draw:custom-shape draw:style-name="gr4" draw:text-style-name="P6" draw:layer="layout" svg:width="5.205cm" svg:height="4.641cm" svg:x="47.86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47.838cm" svg:y="6.616cm">
          <draw:text-box>
            <text:p text:style-name="P4"><text:span text:style-name="T1">Gerenciar Requisições de Atendimentos</text:span></text:p>
          </draw:text-box>
        </draw:frame>
        <draw:line draw:style-name="gr6" draw:text-style-name="P7" draw:layer="layout" svg:x1="1cm" svg:y1="12.5cm" svg:x2="59.4cm" svg:y2="12.5cm">
          <text:p/>
        </draw:line>
        <draw:custom-shape draw:style-name="gr4" draw:text-style-name="P6" draw:layer="layout" svg:width="5.205cm" svg:height="4.641cm" svg:x="22.822cm" svg:y="6.6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22.8cm" svg:y="6.616cm">
          <draw:text-box>
            <text:p text:style-name="P4"><text:span text:style-name="T1">Login de Usuários</text:span></text:p>
          </draw:text-box>
        </draw:frame>
        <draw:custom-shape draw:style-name="gr7" draw:text-style-name="P8" draw:layer="layout" svg:width="5.205cm" svg:height="4.641cm" svg:x="1.195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.173cm" svg:y="13.716cm">
          <draw:text-box>
            <text:p text:style-name="P4"><text:span text:style-name="T1">Adicionar Usuário</text:span></text:p>
          </draw:text-box>
        </draw:frame>
        <draw:custom-shape draw:style-name="gr7" draw:text-style-name="P8" draw:layer="layout" svg:width="5.205cm" svg:height="4.641cm" svg:x="1.196cm" svg:y="18.6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.174cm" svg:y="18.6cm">
          <draw:text-box>
            <text:p text:style-name="P4"><text:span text:style-name="T1">Pesquisar Usuário</text:span></text:p>
          </draw:text-box>
        </draw:frame>
        <draw:custom-shape draw:style-name="gr7" draw:text-style-name="P8" draw:layer="layout" svg:width="5.205cm" svg:height="4.641cm" svg:x="1.196cm" svg:y="23.5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.174cm" svg:y="23.5cm">
          <draw:text-box>
            <text:p text:style-name="P4"><text:span text:style-name="T1">Editar Usuário</text:span></text:p>
          </draw:text-box>
        </draw:frame>
        <draw:custom-shape draw:style-name="gr7" draw:text-style-name="P8" draw:layer="layout" svg:width="5.205cm" svg:height="4.641cm" svg:x="1.196cm" svg:y="28.4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.174cm" svg:y="28.416cm">
          <draw:text-box>
            <text:p text:style-name="P4"><text:span text:style-name="T1">Controlar Tipo e Acesso do Usuário</text:span></text:p>
          </draw:text-box>
        </draw:frame>
        <draw:custom-shape draw:style-name="gr7" draw:text-style-name="P8" draw:layer="layout" svg:width="5.205cm" svg:height="4.641cm" svg:x="1.196cm" svg:y="33.3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.174cm" svg:y="33.316cm">
          <draw:text-box>
            <text:p text:style-name="P4"><text:span text:style-name="T1">Manter Animais Relacionados ao Usuário</text:span></text:p>
          </draw:text-box>
        </draw:frame>
        <draw:custom-shape draw:style-name="gr7" draw:text-style-name="P8" draw:layer="layout" svg:width="5.205cm" svg:height="4.641cm" svg:x="6.694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6.672cm" svg:y="13.716cm">
          <draw:text-box>
            <text:p text:style-name="P4"><text:span text:style-name="T1">Adicionar Procedimento</text:span></text:p>
          </draw:text-box>
        </draw:frame>
        <draw:custom-shape draw:style-name="gr7" draw:text-style-name="P8" draw:layer="layout" svg:width="5.205cm" svg:height="4.641cm" svg:x="6.695cm" svg:y="18.6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6.673cm" svg:y="18.6cm">
          <draw:text-box>
            <text:p text:style-name="P4"><text:span text:style-name="T1">Pesquisar Procedimento</text:span></text:p>
          </draw:text-box>
        </draw:frame>
        <draw:custom-shape draw:style-name="gr7" draw:text-style-name="P8" draw:layer="layout" svg:width="5.205cm" svg:height="4.641cm" svg:x="6.695cm" svg:y="23.5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6.673cm" svg:y="23.5cm">
          <draw:text-box>
            <text:p text:style-name="P4"><text:span text:style-name="T1">Editar Procedimento</text:span></text:p>
          </draw:text-box>
        </draw:frame>
        <draw:custom-shape draw:style-name="gr7" draw:text-style-name="P8" draw:layer="layout" svg:width="5.205cm" svg:height="4.641cm" svg:x="12.094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2.072cm" svg:y="13.716cm">
          <draw:text-box>
            <text:p text:style-name="P4"><text:span text:style-name="T1">Adicionar Insumo</text:span></text:p>
          </draw:text-box>
        </draw:frame>
        <draw:custom-shape draw:style-name="gr7" draw:text-style-name="P8" draw:layer="layout" svg:width="5.205cm" svg:height="4.641cm" svg:x="12.095cm" svg:y="18.6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2.073cm" svg:y="18.6cm">
          <draw:text-box>
            <text:p text:style-name="P4"><text:span text:style-name="T1">Pesquisar Insumo</text:span></text:p>
          </draw:text-box>
        </draw:frame>
        <draw:custom-shape draw:style-name="gr7" draw:text-style-name="P8" draw:layer="layout" svg:width="5.205cm" svg:height="4.641cm" svg:x="12.095cm" svg:y="23.5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2.073cm" svg:y="23.5cm">
          <draw:text-box>
            <text:p text:style-name="P4"><text:span text:style-name="T1">Editar Insumo</text:span></text:p>
          </draw:text-box>
        </draw:frame>
        <draw:custom-shape draw:style-name="gr7" draw:text-style-name="P8" draw:layer="layout" svg:width="5.205cm" svg:height="4.641cm" svg:x="17.494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7.472cm" svg:y="13.716cm">
          <draw:text-box>
            <text:p text:style-name="P4"><text:span text:style-name="T1">Definir Agenda de Disponibilidade</text:span></text:p>
          </draw:text-box>
        </draw:frame>
        <draw:custom-shape draw:style-name="gr7" draw:text-style-name="P8" draw:layer="layout" svg:width="5.205cm" svg:height="4.641cm" svg:x="17.495cm" svg:y="18.6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17.473cm" svg:y="18.6cm">
          <draw:text-box>
            <text:p text:style-name="P4"><text:span text:style-name="T1">Gerenciar Requisições e Agendamentos Marcados</text:span></text:p>
          </draw:text-box>
        </draw:frame>
        <draw:custom-shape draw:style-name="gr7" draw:text-style-name="P8" draw:layer="layout" svg:width="5.205cm" svg:height="4.641cm" svg:x="22.895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22.873cm" svg:y="13.716cm">
          <draw:text-box>
            <text:p text:style-name="P4"><text:span text:style-name="T1">Criar Sistema de Validação de Segurança e nível de acesso</text:span></text:p>
          </draw:text-box>
        </draw:frame>
        <draw:custom-shape draw:style-name="gr7" draw:text-style-name="P8" draw:layer="layout" svg:width="5.205cm" svg:height="4.641cm" svg:x="29.522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29.5cm" svg:y="13.716cm">
          <draw:text-box>
            <text:p text:style-name="P4"><text:span text:style-name="T1">Adicionar Animal</text:span></text:p>
          </draw:text-box>
        </draw:frame>
        <draw:custom-shape draw:style-name="gr7" draw:text-style-name="P8" draw:layer="layout" svg:width="5.205cm" svg:height="4.641cm" svg:x="29.523cm" svg:y="18.6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29.501cm" svg:y="18.6cm">
          <draw:text-box>
            <text:p text:style-name="P4"><text:span text:style-name="T1">Pesquisar Animal</text:span></text:p>
          </draw:text-box>
        </draw:frame>
        <draw:custom-shape draw:style-name="gr7" draw:text-style-name="P8" draw:layer="layout" svg:width="5.205cm" svg:height="4.641cm" svg:x="29.523cm" svg:y="23.4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29.501cm" svg:y="23.4cm">
          <draw:text-box>
            <text:p text:style-name="P4"><text:span text:style-name="T1">Editar Animal</text:span></text:p>
          </draw:text-box>
        </draw:frame>
        <draw:custom-shape draw:style-name="gr7" draw:text-style-name="P8" draw:layer="layout" svg:width="5.205cm" svg:height="4.641cm" svg:x="34.922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34.9cm" svg:y="13.716cm">
          <draw:text-box>
            <text:p text:style-name="P4"><text:span text:style-name="T1">Criar Atendimento</text:span></text:p>
          </draw:text-box>
        </draw:frame>
        <draw:custom-shape draw:style-name="gr7" draw:text-style-name="P8" draw:layer="layout" svg:width="5.205cm" svg:height="4.641cm" svg:x="34.922cm" svg:y="18.6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34.9cm" svg:y="18.6cm">
          <draw:text-box>
            <text:p text:style-name="P4"><text:span text:style-name="T1">Informar Dados do Atendimento Realizado</text:span></text:p>
          </draw:text-box>
        </draw:frame>
        <draw:custom-shape draw:style-name="gr7" draw:text-style-name="P8" draw:layer="layout" svg:width="5.205cm" svg:height="4.641cm" svg:x="34.922cm" svg:y="23.4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34.9cm" svg:y="23.4cm">
          <draw:text-box>
            <text:p text:style-name="P4"><text:span text:style-name="T1">Consulta de Atendimentos Realizados/Agendados</text:span></text:p>
          </draw:text-box>
        </draw:frame>
        <draw:custom-shape draw:style-name="gr7" draw:text-style-name="P8" draw:layer="layout" svg:width="5.205cm" svg:height="4.641cm" svg:x="34.922cm" svg:y="28.2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34.9cm" svg:y="28.216cm">
          <draw:text-box>
            <text:p text:style-name="P4"><text:span text:style-name="T1">Extração de Relatórios</text:span></text:p>
          </draw:text-box>
        </draw:frame>
        <draw:custom-shape draw:style-name="gr7" draw:text-style-name="P8" draw:layer="layout" svg:width="5.205cm" svg:height="4.641cm" svg:x="42.495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42.473cm" svg:y="13.716cm">
          <draw:text-box>
            <text:p text:style-name="P4"><text:span text:style-name="T1">Acessar dados Cadastrados do Animal</text:span></text:p>
          </draw:text-box>
        </draw:frame>
        <draw:custom-shape draw:style-name="gr7" draw:text-style-name="P8" draw:layer="layout" svg:width="5.205cm" svg:height="4.641cm" svg:x="42.496cm" svg:y="18.6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42.474cm" svg:y="18.6cm">
          <draw:text-box>
            <text:p text:style-name="P4"><text:span text:style-name="T1">Editar dados do Animal</text:span></text:p>
          </draw:text-box>
        </draw:frame>
        <draw:custom-shape draw:style-name="gr7" draw:text-style-name="P8" draw:layer="layout" svg:width="5.205cm" svg:height="4.641cm" svg:x="47.895cm" svg:y="13.7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47.873cm" svg:y="13.716cm">
          <draw:text-box>
            <text:p text:style-name="P4"><text:span text:style-name="T1">Solicitar Atendimento</text:span></text:p>
          </draw:text-box>
        </draw:frame>
        <draw:custom-shape draw:style-name="gr7" draw:text-style-name="P8" draw:layer="layout" svg:width="5.205cm" svg:height="4.641cm" svg:x="42.496cm" svg:y="23.4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42.474cm" svg:y="23.4cm">
          <draw:text-box>
            <text:p text:style-name="P4"><text:span text:style-name="T1">Consultar Atendimentos Realizados</text:span></text:p>
          </draw:text-box>
        </draw:frame>
        <draw:custom-shape draw:style-name="gr7" draw:text-style-name="P8" draw:layer="layout" svg:width="5.205cm" svg:height="4.641cm" svg:x="47.895cm" svg:y="18.64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127cm" svg:height="4.684cm" svg:x="47.873cm" svg:y="18.6cm">
          <draw:text-box>
            <text:p text:style-name="P4"><text:span text:style-name="T1">Consultar Atendimentos Requisitados/Agendad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2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8:41:16.928000000</meta:creation-date>
    <dc:date>2018-07-23T19:49:54.409000000</dc:date>
    <meta:editing-duration>PT27M10S</meta:editing-duration>
    <meta:editing-cycles>5</meta:editing-cycles>
    <meta:generator>LibreOffice/6.0.3.2$Windows_X86_64 LibreOffice_project/8f48d515416608e3a835360314dac7e47fd0b821</meta:generator>
    <meta:document-statistic meta:object-count="82"/>
  </office:meta>
</office:document-meta>
</file>